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apértelmezett-outline1">
      <style:graphic-properties fo:min-height="8.884cm"/>
      <style:paragraph-properties style:writing-mode="lr-tb"/>
    </style:style>
    <style:style style:name="pr2" style:family="presentation" style:parent-style-name="Alapértelmezet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1">
        <draw:frame presentation:style-name="pr1" draw:text-style-name="P2" draw:layer="layout" svg:width="25.199cm" svg:height="9.134cm" svg:x="1.4cm" svg:y="3.685cm" presentation:class="outline">
          <draw:text-box>
            <text:p text:style-name="P1">25<text:span text:style-name="T1">th</text:span> May</text:p>
            <text:p text:style-name="P1">H<text:span text:style-name="T2">2</text:span>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15T08:54:12.892000000</meta:creation-date>
    <dc:date>2021-11-15T16:41:44.732000000</dc:date>
    <meta:editing-duration>PT4M36S</meta:editing-duration>
    <meta:editing-cycles>4</meta:editing-cycles>
    <meta:generator>LibreOfficeDev/7.3.0.0.alpha1$Windows_X86_64 LibreOffice_project/0a5388fab08474bade08be838f5749f2cae452d5</meta:generator>
    <meta:document-statistic meta:object-count="24"/>
  </office:meta>
</office:document-meta>
</file>